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A000000DF25E2F2C5461E2641.png" manifest:media-type="image/png"/>
  <manifest:file-entry manifest:full-path="Pictures/1000000100000259000002CA9013C2185D217F2E.png" manifest:media-type="image/png"/>
  <manifest:file-entry manifest:full-path="Pictures/100000010000024B000002D50BE38B912A179B80.png" manifest:media-type="image/png"/>
  <manifest:file-entry manifest:full-path="Pictures/100000010000029300000148CFE332FF65FC2B8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2" text:anchor-type="char" svg:x="1.5717in" svg:y="0.0602in" svg:width="3.55in" svg:height="1.8583in" draw:z-index="1"><draw:image xlink:href="Pictures/10000001000001AA000000DF25E2F2C5461E264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5.0083in" svg:height="5.9508in" draw:z-index="2"><draw:image xlink:href="Pictures/1000000100000259000002CA9013C2185D217F2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4" text:anchor-type="char" svg:width="4.8917in" svg:height="6.0425in" draw:z-index="3"><draw:image xlink:href="Pictures/100000010000024B000002D50BE38B912A179B8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" text:anchor-type="char" svg:x="0.6008in" svg:y="0.0602in" svg:width="5.4925in" svg:height="2.7335in" draw:z-index="0"><draw:image xlink:href="Pictures/100000010000029300000148CFE332FF65FC2B8A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9T13:34:11.763000000</dc:date>
    <meta:editing-duration>PT10M48S</meta:editing-duration>
    <meta:editing-cycles>2</meta:editing-cycles>
    <meta:generator>LibreOffice/7.2.5.2$Windows_X86_64 LibreOffice_project/499f9727c189e6ef3471021d6132d4c694f357e5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